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color: black'"/>
    <style:font-face style:name="Times New Roman1" svg:font-family="'Times New Roman',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2588f" officeooo:paragraph-rsid="0012588f"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12588f" officeooo:paragraph-rsid="0012588f" style:font-weight-asian="bold" style:font-weight-complex="bold"/>
    </style:style>
    <style:style style:name="P3" style:family="paragraph" style:parent-style-name="Text_20_body">
      <style:paragraph-properties fo:text-align="start" style:justify-single-word="false"/>
      <style:text-properties fo:font-variant="normal" fo:text-transform="none" fo:color="#222222" style:font-name="Times New Roman1" fo:font-size="12.8000001907349pt" fo:letter-spacing="normal" fo:font-style="normal" fo:font-weight="normal" officeooo:paragraph-rsid="0012588f"/>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fo:letter-spacing="normal" officeooo:paragraph-rsid="001d82b2"/>
    </style:style>
    <style:style style:name="P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fo:letter-spacing="normal" officeooo:rsid="001d82b2" officeooo:paragraph-rsid="001d82b2"/>
    </style:style>
    <style:style style:name="P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222222" style:font-name="Times New Roman" fo:font-size="12pt" fo:letter-spacing="normal" style:font-size-asian="12pt" style:font-size-complex="12pt"/>
    </style:style>
    <style:style style:name="P7" style:family="paragraph" style:parent-style-name="Standard">
      <style:paragraph-properties fo:text-align="center" style:justify-single-word="false"/>
      <style:text-properties style:font-name="Times New Roman" fo:font-weight="normal" officeooo:rsid="0012588f" officeooo:paragraph-rsid="0012588f" style:font-weight-asian="normal" style:font-weight-complex="normal"/>
    </style:style>
    <style:style style:name="P8" style:family="paragraph" style:parent-style-name="Standard">
      <style:paragraph-properties fo:text-align="center" style:justify-single-word="false"/>
      <style:text-properties style:font-name="Times New Roman" fo:font-weight="normal" officeooo:rsid="001bb2d8" officeooo:paragraph-rsid="001bb2d8" style:font-weight-asian="normal" style:font-weight-complex="normal"/>
    </style:style>
    <style:style style:name="P9" style:family="paragraph" style:parent-style-name="Standard">
      <style:paragraph-properties fo:text-align="start" style:justify-single-word="false"/>
      <style:text-properties style:font-name="Times New Roman" fo:font-size="12pt" fo:font-weight="normal" officeooo:rsid="001e8ce8" officeooo:paragraph-rsid="001e8ce8" style:font-size-asian="12pt" style:font-size-complex="12pt"/>
    </style:style>
    <style:style style:name="T1" style:family="text">
      <style:text-properties style:font-name="Times New Roman"/>
    </style:style>
    <style:style style:name="T2" style:family="text">
      <style:text-properties style:font-name="Times New Roman" officeooo:rsid="0016a43c"/>
    </style:style>
    <style:style style:name="T3" style:family="text">
      <style:text-properties style:text-position="super 58%" style:font-name="Times New Roman" fo:font-size="12pt" fo:font-style="normal" fo:font-weight="normal" style:font-size-asian="12pt" style:font-size-complex="12pt"/>
    </style:style>
    <style:style style:name="T4" style:family="text">
      <style:text-properties style:text-position="33% 80%" style:font-name="Times New Roman" fo:font-size="12pt" fo:font-style="normal" fo:font-weight="normal" style:font-size-asian="12pt" style:font-size-complex="12pt"/>
    </style:style>
    <style:style style:name="T5" style:family="text">
      <style:text-properties fo:font-style="normal" fo:font-weight="normal"/>
    </style:style>
    <style:style style:name="T6" style:family="text">
      <style:text-properties fo:font-style="normal" fo:font-weight="normal" officeooo:rsid="001e8ce8"/>
    </style:style>
    <style:style style:name="T7" style:family="text">
      <style:text-properties style:font-name="Times New Roman1" fo:font-size="12.8000001907349pt" fo:font-style="normal" fo:font-weight="normal"/>
    </style:style>
    <style:style style:name="T8" style:family="text">
      <style:text-properties fo:color="#000000" style:font-name="Times New Roman" fo:font-size="12pt" fo:font-style="normal" fo:font-weight="normal" style:font-size-asian="12pt" style:font-size-complex="12pt"/>
    </style:style>
    <style:style style:name="T9" style:family="text">
      <style:text-properties fo:color="#000000" style:font-name="Times New Roman" fo:font-size="12pt" fo:font-style="normal" fo:font-weight="normal" officeooo:rsid="001d82b2" style:font-size-asian="12pt" style:font-size-complex="12pt"/>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officeooo:rsid="001afeec" style:font-size-asian="12pt" style:font-size-complex="12pt"/>
    </style:style>
    <style:style style:name="T12" style:family="text">
      <style:text-properties style:font-name="Times New Roman" fo:font-size="12pt" fo:font-style="normal" fo:font-weight="normal" officeooo:rsid="001fb7b2" style:font-size-asian="12pt" style:font-size-complex="12pt"/>
    </style:style>
    <style:style style:name="T13" style:family="text">
      <style:text-properties officeooo:rsid="001fd1c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text:span text:style-name="T1">duction to Field: Motion Detection and </text:span><text:span text:style-name="T2">Special</text:span><text:span text:style-name="T1"> Education</text:span></text:p>
      <text:p text:style-name="P2"/>
      <text:p text:style-name="P7">Peter Traunfeld</text:p>
      <text:p text:style-name="P7"/>
      <text:p text:style-name="P8">Super rough version</text:p>
      <text:p text:style-name="P7"/>
      <text:p text:style-name="P3"/>
      <text:p text:style-name="P4"><text:span text:style-name="T7"><text:tab/></text:span><text:span text:style-name="T10">Special education in America has its roots in the early 20</text:span><text:span text:style-name="T3">th</text:span><text:span text:style-name="T4"> </text:span><text:span text:style-name="T10">century when school attendance became mandatory for all children regardless of personal circumstances (Ferguson 88). In order to educate students with a wide range of learning capabilities, often determined through the antiquated Binet IQ test, the school system looked to psychologists to determine which methods work for different students. Throughout the 20</text:span><text:span text:style-name="T3">th</text:span><text:span text:style-name="T4"> </text:span><text:span text:style-name="T10">century, various terms, such as “imbecile,” “idiot,” and “feeble-minded” have been assigned to children dealing with poorly understood disorders (Ferguson); we strive to use scientific labels to more accurately and more sensitively assess the </text:span><text:span text:style-name="T11">difficulties that are experienced by </text:span><text:span text:style-name="T10">children with disabilities. <text:s/>Due to the wide variance of the definitions of learning disabilities, we will define the term in accordance with the National Institute of Health as such:“</text:span><text:span text:style-name="T8">disorders that affect the ability to understand or use spoken or written language, do mathematical calculations, coordinate movements, or direct attention.” </text:span><text:span text:style-name="T9">Motor impairment is a huge limitation to the benefit gained from interacting with objects and with other people. <text:s/>Researchers Cantón et al. examined touch gestures using the Apple iOS 5 system for touch-screen devices and touch-less gestures using the Microsoft Kinect motion detector, and found that these assistive technologies improved the ability of users to</text:span></text:p>
      <text:p text:style-name="P5">interact with a Human Computer Interface (HCI) (Cant<text:span text:style-name="T8">ón 69)</text:span>. <text:s/><text:span text:style-name="T13">Computers have been used in classrooms to enhance one's interaction with learning material; one can only interact with a chalk board <text:s/>to a certain extent, whereas the applications of computer are limited only by the current software available. <text:s/></text:span></text:p>
      <text:p text:style-name="P4"/>
      <text:p text:style-name="P6"><text:span text:style-name="T5"><text:tab/>If you have ever walked through the doors of a modern supermarket in America, then you have benefited from one of the many applications of motion detection technology. Motion detection at its most basic level has existed since Heinrich Hertz invented Radar. In that time, this technology has been advanced to a point such that complex human features, gestures, and point of visual focus can be tracked to great detail. Researchers Lahiri et al. developed a virtual-reality-based system for tracking eye movements in real-time in children with autism spectrum disorder (ASD) in order to augment intervention strategies and promote social interaction (Lahiri p#). The authors pointed out that children with autism tend to “fixate less towards human faces and more towards other objects within visual stimulus,” which is correlated to tendency of autistic children to miss social cues from faces (Lahiri p#). One limitation of their research stems from their use of goggles to track visual gaze; as pointed out by Chaudhary et al., practical use is greatly limited due to the fact that one must wear the technology. One of the obstacles to assistive technology, as delineated by researchers Alnahdi et al., is the abandonment of the technology by the user (Alnahdi p#). <text:s/></text:span><text:span text:style-name="T6">Using touch-less gesture recognition technology through motion detection allows one to interact with a system in a natural, intuitive way without having to wear any special equipment. <text:s/>Another obstacle discussed by Alnahdi et al. is</text:span></text:p>
      <text:p text:style-name="P9"><text:soft-page-break/>that assistive technologies are often expensive and non-portable. </text:p>
      <text:p text:style-name="P9"/>
      <text:p text:style-name="P9">//Project specific tech</text:p>
      <text:p text:style-name="P9">The Leap Motion is a motion detection device that costs approximately eighty dollars, and is able to detect the gestures: swipe, circle, downward jab (key tap), and forward jab (screen tap). The Microsoft Kinect costs about a hundred dollars and recognizes full-body movement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2" svg:font-family="'Times New Roman', 'color: black'"/>
    <style:font-face style:name="Times New Roman1" svg:font-family="'Times New Roman', 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0:19:24.739467459</meta:creation-date>
    <meta:generator>LibreOffice/4.2.6.3$Linux_x86 LibreOffice_project/420m0$Build-3</meta:generator>
    <dc:date>2014-09-23T18:09:37.332130105</dc:date>
    <meta:editing-duration>PT2H46M21S</meta:editing-duration>
    <meta:editing-cycles>10</meta:editing-cycles>
    <meta:document-statistic meta:table-count="0" meta:image-count="0" meta:object-count="0" meta:page-count="2" meta:paragraph-count="9" meta:word-count="559" meta:character-count="3678" meta:non-whitespace-character-count="3115"/>
  </office:meta>
</office:document-meta>
</file>